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8fda0" officeooo:paragraph-rsid="0048fda0"/>
    </style:style>
    <style:style style:name="P2" style:family="paragraph" style:parent-style-name="Standard">
      <style:text-properties officeooo:paragraph-rsid="0004039a"/>
    </style:style>
    <style:style style:name="P3" style:family="paragraph" style:parent-style-name="Standard">
      <style:text-properties officeooo:rsid="0004039a" officeooo:paragraph-rsid="00092121"/>
    </style:style>
    <style:style style:name="P4" style:family="paragraph" style:parent-style-name="Standard">
      <style:text-properties officeooo:rsid="000ab76d" officeooo:paragraph-rsid="000ab76d"/>
    </style:style>
    <style:style style:name="P5" style:family="paragraph" style:parent-style-name="Standard">
      <style:text-properties fo:language="en" fo:country="US" officeooo:rsid="00074b35" officeooo:paragraph-rsid="00074b35"/>
    </style:style>
    <style:style style:name="P6" style:family="paragraph" style:parent-style-name="Standard">
      <style:text-properties fo:language="en" fo:country="US" officeooo:rsid="00074b35" officeooo:paragraph-rsid="00092121"/>
    </style:style>
    <style:style style:name="P7" style:family="paragraph" style:parent-style-name="Standard">
      <style:text-properties fo:language="en" fo:country="US" officeooo:rsid="00074b35" officeooo:paragraph-rsid="0024e324"/>
    </style:style>
    <style:style style:name="P8" style:family="paragraph" style:parent-style-name="Standard">
      <style:text-properties fo:language="en" fo:country="US" officeooo:rsid="00092121" officeooo:paragraph-rsid="00092121"/>
    </style:style>
    <style:style style:name="P9" style:family="paragraph" style:parent-style-name="Standard">
      <style:text-properties fo:language="en" fo:country="US" officeooo:rsid="000ab76d" officeooo:paragraph-rsid="000ab76d"/>
    </style:style>
    <style:style style:name="P10" style:family="paragraph" style:parent-style-name="Standard">
      <style:text-properties fo:language="en" fo:country="US" officeooo:rsid="000c3f8d" officeooo:paragraph-rsid="000c3f8d"/>
    </style:style>
    <style:style style:name="P11" style:family="paragraph" style:parent-style-name="Standard">
      <style:text-properties fo:language="en" fo:country="US" officeooo:rsid="000c3f8d" officeooo:paragraph-rsid="000dda83"/>
    </style:style>
    <style:style style:name="P12" style:family="paragraph" style:parent-style-name="Standard">
      <style:text-properties fo:language="en" fo:country="US" officeooo:rsid="000c3f8d" officeooo:paragraph-rsid="003a202d"/>
    </style:style>
    <style:style style:name="P13" style:family="paragraph" style:parent-style-name="Standard">
      <style:text-properties fo:language="en" fo:country="US" officeooo:rsid="000dda83" officeooo:paragraph-rsid="000dda83"/>
    </style:style>
    <style:style style:name="P14" style:family="paragraph" style:parent-style-name="Standard">
      <style:text-properties fo:language="en" fo:country="US" officeooo:rsid="000dda83" officeooo:paragraph-rsid="001050b1"/>
    </style:style>
    <style:style style:name="P15" style:family="paragraph" style:parent-style-name="Standard">
      <style:text-properties fo:language="en" fo:country="US" officeooo:rsid="000dda83" officeooo:paragraph-rsid="002650de"/>
    </style:style>
    <style:style style:name="P16" style:family="paragraph" style:parent-style-name="Standard">
      <style:text-properties fo:language="en" fo:country="US" officeooo:rsid="000fb413" officeooo:paragraph-rsid="000fb413"/>
    </style:style>
    <style:style style:name="P17" style:family="paragraph" style:parent-style-name="Standard">
      <style:text-properties fo:language="en" fo:country="US" officeooo:rsid="000fb413" officeooo:paragraph-rsid="001050b1"/>
    </style:style>
    <style:style style:name="P18" style:family="paragraph" style:parent-style-name="Standard">
      <style:text-properties fo:language="en" fo:country="US" officeooo:rsid="000fb413" officeooo:paragraph-rsid="00217f30"/>
    </style:style>
    <style:style style:name="P19" style:family="paragraph" style:parent-style-name="Standard">
      <style:text-properties fo:language="en" fo:country="US" officeooo:rsid="000fb413" officeooo:paragraph-rsid="002650de"/>
    </style:style>
    <style:style style:name="P20" style:family="paragraph" style:parent-style-name="Standard">
      <style:text-properties fo:language="en" fo:country="US" officeooo:rsid="000fb413" officeooo:paragraph-rsid="00268d73"/>
    </style:style>
    <style:style style:name="P21" style:family="paragraph" style:parent-style-name="Standard">
      <style:text-properties fo:language="en" fo:country="US" officeooo:rsid="000fb413" officeooo:paragraph-rsid="002d6048"/>
    </style:style>
    <style:style style:name="P22" style:family="paragraph" style:parent-style-name="Standard">
      <style:text-properties fo:language="en" fo:country="US" officeooo:rsid="000fb413" officeooo:paragraph-rsid="002f86e4"/>
    </style:style>
    <style:style style:name="P23" style:family="paragraph" style:parent-style-name="Standard">
      <style:text-properties fo:language="en" fo:country="US" officeooo:rsid="0004039a" officeooo:paragraph-rsid="0004039a"/>
    </style:style>
    <style:style style:name="P24" style:family="paragraph" style:parent-style-name="Standard">
      <style:text-properties fo:language="en" fo:country="US" officeooo:rsid="0004039a" officeooo:paragraph-rsid="00092121"/>
    </style:style>
    <style:style style:name="P25" style:family="paragraph" style:parent-style-name="Standard">
      <style:text-properties fo:language="en" fo:country="US" officeooo:rsid="0013eb20" officeooo:paragraph-rsid="0013eb20"/>
    </style:style>
    <style:style style:name="P26" style:family="paragraph" style:parent-style-name="Standard">
      <style:text-properties fo:language="en" fo:country="US" officeooo:rsid="0013eb20" officeooo:paragraph-rsid="002650de"/>
    </style:style>
    <style:style style:name="P27" style:family="paragraph" style:parent-style-name="Standard">
      <style:text-properties fo:language="en" fo:country="US" officeooo:rsid="00156cd9" officeooo:paragraph-rsid="00156cd9"/>
    </style:style>
    <style:style style:name="P28" style:family="paragraph" style:parent-style-name="Standard">
      <style:text-properties fo:language="en" fo:country="US" officeooo:rsid="0015cc4a" officeooo:paragraph-rsid="0015cc4a"/>
    </style:style>
    <style:style style:name="P29" style:family="paragraph" style:parent-style-name="Standard">
      <style:text-properties fo:language="en" fo:country="US" officeooo:rsid="0015cc4a" officeooo:paragraph-rsid="00217f30"/>
    </style:style>
    <style:style style:name="P30" style:family="paragraph" style:parent-style-name="Standard">
      <style:text-properties fo:language="en" fo:country="US" fo:font-weight="bold" officeooo:rsid="000dda83" officeooo:paragraph-rsid="000dda83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0dda83" officeooo:paragraph-rsid="0024e324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3d9b33" officeooo:paragraph-rsid="003d9b33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1a5e74" officeooo:paragraph-rsid="001f56e3" style:font-weight-asian="bold" style:font-weight-complex="bold"/>
    </style:style>
    <style:style style:name="P34" style:family="paragraph" style:parent-style-name="Standard">
      <style:text-properties fo:language="en" fo:country="US" officeooo:rsid="002318a2" officeooo:paragraph-rsid="002d6048"/>
    </style:style>
    <style:style style:name="P35" style:family="paragraph" style:parent-style-name="Standard">
      <style:text-properties fo:language="en" fo:country="US" officeooo:rsid="002318a2" officeooo:paragraph-rsid="00316e3f"/>
    </style:style>
    <style:style style:name="P36" style:family="paragraph" style:parent-style-name="Standard">
      <style:text-properties fo:language="en" fo:country="US" officeooo:rsid="0028d5ee" officeooo:paragraph-rsid="0028d5ee"/>
    </style:style>
    <style:style style:name="P37" style:family="paragraph" style:parent-style-name="Standard">
      <style:text-properties fo:language="en" fo:country="US" officeooo:rsid="002b68c3" officeooo:paragraph-rsid="002b68c3"/>
    </style:style>
    <style:style style:name="P38" style:family="paragraph" style:parent-style-name="Standard">
      <style:text-properties fo:language="en" fo:country="US" officeooo:rsid="001050b1" officeooo:paragraph-rsid="001050b1"/>
    </style:style>
    <style:style style:name="P39" style:family="paragraph" style:parent-style-name="Standard">
      <style:text-properties fo:language="en" fo:country="US" officeooo:rsid="001050b1" officeooo:paragraph-rsid="002d6048"/>
    </style:style>
    <style:style style:name="P40" style:family="paragraph" style:parent-style-name="Standard">
      <style:text-properties fo:language="en" fo:country="US" officeooo:rsid="002d691b" officeooo:paragraph-rsid="002f86e4"/>
    </style:style>
    <style:style style:name="P41" style:family="paragraph" style:parent-style-name="Standard">
      <style:text-properties fo:language="en" fo:country="US" officeooo:rsid="00304208" officeooo:paragraph-rsid="00304208"/>
    </style:style>
    <style:style style:name="P42" style:family="paragraph" style:parent-style-name="Standard">
      <style:text-properties fo:language="en" fo:country="US" officeooo:rsid="00304208" officeooo:paragraph-rsid="002f86e4"/>
    </style:style>
    <style:style style:name="P43" style:family="paragraph" style:parent-style-name="Standard">
      <style:text-properties fo:language="en" fo:country="US" officeooo:rsid="003ce2a8" officeooo:paragraph-rsid="003ce2a8"/>
    </style:style>
    <style:style style:name="P44" style:family="paragraph" style:parent-style-name="Standard">
      <style:text-properties fo:language="en" fo:country="US" officeooo:rsid="003d9b33" officeooo:paragraph-rsid="003d9b33"/>
    </style:style>
    <style:style style:name="P45" style:family="paragraph" style:parent-style-name="Standard">
      <style:text-properties fo:language="en" fo:country="US" officeooo:rsid="004a5058" officeooo:paragraph-rsid="004a5058"/>
    </style:style>
    <style:style style:name="P46" style:family="paragraph" style:parent-style-name="Standard">
      <style:text-properties fo:language="en" fo:country="US" officeooo:rsid="0050e812" officeooo:paragraph-rsid="0050e812"/>
    </style:style>
    <style:style style:name="P47" style:family="paragraph" style:parent-style-name="Standard">
      <style:text-properties fo:color="#ce181e" fo:language="en" fo:country="US" fo:font-weight="bold" officeooo:rsid="001a5e74" officeooo:paragraph-rsid="001a5e74" style:font-weight-asian="bold" style:font-weight-complex="bold"/>
    </style:style>
    <style:style style:name="P48" style:family="paragraph" style:parent-style-name="Standard">
      <style:text-properties fo:color="#ce181e" fo:language="en" fo:country="US" fo:font-weight="bold" officeooo:rsid="001a5e74" officeooo:paragraph-rsid="001f56e3" style:font-weight-asian="bold" style:font-weight-complex="bold"/>
    </style:style>
    <style:style style:name="P49" style:family="paragraph" style:parent-style-name="Standard">
      <style:text-properties officeooo:paragraph-rsid="00273a54"/>
    </style:style>
    <style:style style:name="P50" style:family="paragraph" style:parent-style-name="Standard">
      <style:text-properties officeooo:paragraph-rsid="0028d5ee"/>
    </style:style>
    <style:style style:name="P51" style:family="paragraph" style:parent-style-name="Standard">
      <style:text-properties officeooo:paragraph-rsid="002a024e"/>
    </style:style>
    <style:style style:name="P52" style:family="paragraph" style:parent-style-name="Standard">
      <style:text-properties officeooo:paragraph-rsid="002d6048"/>
    </style:style>
    <style:style style:name="P53" style:family="paragraph" style:parent-style-name="Standard">
      <style:text-properties officeooo:paragraph-rsid="00316e3f"/>
    </style:style>
    <style:style style:name="P54" style:family="paragraph" style:parent-style-name="Standard">
      <style:paragraph-properties fo:break-before="page"/>
      <style:text-properties fo:language="en" fo:country="US" officeooo:rsid="000dda83" officeooo:paragraph-rsid="000dda83"/>
    </style:style>
    <style:style style:name="P55" style:family="paragraph" style:parent-style-name="Standard">
      <style:paragraph-properties fo:break-before="page"/>
      <style:text-properties officeooo:paragraph-rsid="0028d5ee"/>
    </style:style>
    <style:style style:name="P56" style:family="paragraph" style:parent-style-name="Title">
      <style:text-properties fo:language="en" fo:country="US"/>
    </style:style>
    <style:style style:name="P57" style:family="paragraph" style:parent-style-name="Text_20_body">
      <style:text-properties fo:language="en" fo:country="US" officeooo:rsid="003ce2a8" officeooo:paragraph-rsid="0042d6af"/>
    </style:style>
    <style:style style:name="P58" style:family="paragraph" style:parent-style-name="Text_20_body">
      <style:text-properties fo:language="en" fo:country="US" officeooo:rsid="003ce2a8" officeooo:paragraph-rsid="004b2844"/>
    </style:style>
    <style:style style:name="P59" style:family="paragraph" style:parent-style-name="Text_20_body">
      <style:text-properties fo:language="en" fo:country="US" officeooo:rsid="00489fe3" officeooo:paragraph-rsid="004b2844"/>
    </style:style>
    <style:style style:name="P60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63" style:family="paragraph" style:parent-style-name="Heading_20_2">
      <style:text-properties fo:language="en" fo:country="US"/>
    </style:style>
    <style:style style:name="P64" style:family="paragraph" style:parent-style-name="Heading_20_2" style:list-style-name="">
      <style:text-properties fo:language="en" fo:country="US" officeooo:rsid="002318a2"/>
    </style:style>
    <style:style style:name="P65" style:family="paragraph" style:parent-style-name="Standard" style:list-style-name="L1">
      <style:text-properties fo:language="en" fo:country="US" officeooo:rsid="00092121" officeooo:paragraph-rsid="00092121"/>
    </style:style>
    <style:style style:name="P66" style:family="paragraph" style:parent-style-name="Standard" style:list-style-name="L2">
      <style:text-properties fo:language="en" fo:country="US" officeooo:rsid="00156cd9" officeooo:paragraph-rsid="00156cd9"/>
    </style:style>
    <style:style style:name="P67" style:family="paragraph" style:parent-style-name="Heading_20_3">
      <style:text-properties fo:language="en" fo:country="US"/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Heading_20_3">
      <style:paragraph-properties fo:break-before="page"/>
      <style:text-properties fo:language="en" fo:country="US"/>
    </style:style>
    <style:style style:name="P70" style:family="paragraph" style:parent-style-name="Heading_20_1">
      <style:text-properties fo:language="en" fo:country="US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officeooo:rsid="0008d985"/>
    </style:style>
    <style:style style:name="T2" style:family="text">
      <style:text-properties officeooo:rsid="00092121"/>
    </style:style>
    <style:style style:name="T3" style:family="text">
      <style:text-properties officeooo:rsid="000dda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a0fb" style:font-weight-asian="bold" style:font-weight-complex="bold"/>
    </style:style>
    <style:style style:name="T6" style:family="text">
      <style:text-properties fo:font-weight="bold" officeooo:rsid="0015cc4a" style:font-weight-asian="bold" style:font-weight-complex="bold"/>
    </style:style>
    <style:style style:name="T7" style:family="text">
      <style:text-properties fo:font-weight="bold" officeooo:rsid="00092121" style:font-weight-asian="bold" style:font-weight-complex="bold"/>
    </style:style>
    <style:style style:name="T8" style:family="text">
      <style:text-properties fo:font-weight="bold" officeooo:rsid="002d6048" style:font-weight-asian="bold" style:font-weight-complex="bold"/>
    </style:style>
    <style:style style:name="T9" style:family="text">
      <style:text-properties fo:font-weight="bold" officeooo:rsid="005490a1" style:font-weight-asian="bold" style:font-weight-complex="bold"/>
    </style:style>
    <style:style style:name="T10" style:family="text">
      <style:text-properties officeooo:rsid="000fb413"/>
    </style:style>
    <style:style style:name="T11" style:family="text">
      <style:text-properties officeooo:rsid="001050b1"/>
    </style:style>
    <style:style style:name="T12" style:family="text">
      <style:text-properties officeooo:rsid="00122527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54bd04"/>
    </style:style>
    <style:style style:name="T15" style:family="text">
      <style:text-properties officeooo:rsid="0013eb20"/>
    </style:style>
    <style:style style:name="T16" style:family="text">
      <style:text-properties officeooo:rsid="00156cd9"/>
    </style:style>
    <style:style style:name="T17" style:family="text">
      <style:text-properties officeooo:rsid="0015cc4a"/>
    </style:style>
    <style:style style:name="T18" style:family="text">
      <style:text-properties officeooo:rsid="0017364d"/>
    </style:style>
    <style:style style:name="T19" style:family="text">
      <style:text-properties officeooo:rsid="001bec94"/>
    </style:style>
    <style:style style:name="T20" style:family="text">
      <style:text-properties officeooo:rsid="001e6c4e"/>
    </style:style>
    <style:style style:name="T21" style:family="text">
      <style:text-properties officeooo:rsid="001f56e3"/>
    </style:style>
    <style:style style:name="T22" style:family="text">
      <style:text-properties officeooo:rsid="001fa0fb"/>
    </style:style>
    <style:style style:name="T23" style:family="text">
      <style:text-properties officeooo:rsid="00217f30"/>
    </style:style>
    <style:style style:name="T24" style:family="text">
      <style:text-properties officeooo:rsid="002318a2"/>
    </style:style>
    <style:style style:name="T25" style:family="text">
      <style:text-properties officeooo:rsid="0024e324"/>
    </style:style>
    <style:style style:name="T26" style:family="text">
      <style:text-properties officeooo:rsid="002650de"/>
    </style:style>
    <style:style style:name="T27" style:family="text">
      <style:text-properties officeooo:rsid="00268d73"/>
    </style:style>
    <style:style style:name="T28" style:family="text">
      <style:text-properties officeooo:rsid="00273a54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273a54"/>
    </style:style>
    <style:style style:name="T31" style:family="text">
      <style:text-properties style:font-name="Liberation Serif" fo:font-size="16.1000003814697pt" style:font-size-asian="16.1000003814697pt" style:font-size-complex="16.1000003814697pt"/>
    </style:style>
    <style:style style:name="T32" style:family="text">
      <style:text-properties style:font-name="Liberation Serif" fo:font-size="16.1000003814697pt" officeooo:rsid="00316e3f" style:font-size-asian="16.1000003814697pt" style:font-size-complex="16.1000003814697pt"/>
    </style:style>
    <style:style style:name="T33" style:family="text">
      <style:text-properties style:font-name="Liberation Serif" fo:font-size="16.1000003814697pt" officeooo:rsid="003822f4" style:font-size-asian="16.1000003814697pt" style:font-size-complex="16.1000003814697pt"/>
    </style:style>
    <style:style style:name="T34" style:family="text">
      <style:text-properties style:font-name="Liberation Serif" fo:language="en" fo:country="US" fo:font-weight="bold" officeooo:rsid="00316e3f" style:font-weight-asian="bold" style:font-weight-complex="bold"/>
    </style:style>
    <style:style style:name="T35" style:family="text">
      <style:text-properties style:font-name="Liberation Serif" fo:font-weight="bold" style:font-weight-asian="bold" style:font-weight-complex="bold"/>
    </style:style>
    <style:style style:name="T36" style:family="text">
      <style:text-properties officeooo:rsid="002b68c3"/>
    </style:style>
    <style:style style:name="T37" style:family="text">
      <style:text-properties officeooo:rsid="002d6048"/>
    </style:style>
    <style:style style:name="T38" style:family="text">
      <style:text-properties officeooo:rsid="002d691b"/>
    </style:style>
    <style:style style:name="T39" style:family="text">
      <style:text-properties officeooo:rsid="002f86e4"/>
    </style:style>
    <style:style style:name="T40" style:family="text">
      <style:text-properties officeooo:rsid="00304208"/>
    </style:style>
    <style:style style:name="T41" style:family="text">
      <style:text-properties officeooo:rsid="0032d733"/>
    </style:style>
    <style:style style:name="T42" style:family="text">
      <style:text-properties officeooo:rsid="0033b16f"/>
    </style:style>
    <style:style style:name="T43" style:family="text">
      <style:text-properties officeooo:rsid="003535ee"/>
    </style:style>
    <style:style style:name="T44" style:family="text">
      <style:text-properties officeooo:rsid="00362aed"/>
    </style:style>
    <style:style style:name="T45" style:family="text">
      <style:text-properties officeooo:rsid="003a202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3f7686" style:font-weight-asian="normal" style:font-weight-complex="normal"/>
    </style:style>
    <style:style style:name="T48" style:family="text">
      <style:text-properties fo:font-weight="normal" officeooo:rsid="00409473" style:font-weight-asian="normal" style:font-weight-complex="normal"/>
    </style:style>
    <style:style style:name="T49" style:family="text">
      <style:text-properties fo:font-weight="normal" officeooo:rsid="0042d6af" style:font-weight-asian="normal" style:font-weight-complex="normal"/>
    </style:style>
    <style:style style:name="T50" style:family="text">
      <style:text-properties fo:font-weight="normal" officeooo:rsid="00441c9b" style:font-weight-asian="normal" style:font-weight-complex="normal"/>
    </style:style>
    <style:style style:name="T51" style:family="text">
      <style:text-properties fo:font-weight="normal" officeooo:rsid="005490a1" style:font-weight-asian="normal" style:font-weight-complex="normal"/>
    </style:style>
    <style:style style:name="T52" style:family="text">
      <style:text-properties officeooo:rsid="003d9b33"/>
    </style:style>
    <style:style style:name="T53" style:family="text">
      <style:text-properties officeooo:rsid="003f7686"/>
    </style:style>
    <style:style style:name="T54" style:family="text">
      <style:text-properties officeooo:rsid="00409473"/>
    </style:style>
    <style:style style:name="T55" style:family="text">
      <style:text-properties officeooo:rsid="0042d6af"/>
    </style:style>
    <style:style style:name="T56" style:family="text">
      <style:text-properties officeooo:rsid="00441c9b"/>
    </style:style>
    <style:style style:name="T57" style:family="text">
      <style:text-properties fo:color="#ce181e"/>
    </style:style>
    <style:style style:name="T58" style:family="text">
      <style:text-properties fo:color="#ce181e" fo:font-weight="bold" style:font-weight-asian="bold" style:font-weight-complex="bold"/>
    </style:style>
    <style:style style:name="T59" style:family="text">
      <style:text-properties fo:color="#ce181e" officeooo:rsid="0042d6af"/>
    </style:style>
    <style:style style:name="T60" style:family="text">
      <style:text-properties fo:color="#ce181e" officeooo:rsid="0044fd8a"/>
    </style:style>
    <style:style style:name="T61" style:family="text">
      <style:text-properties officeooo:rsid="0046c03b"/>
    </style:style>
    <style:style style:name="T62" style:family="text">
      <style:text-properties officeooo:rsid="00489fe3"/>
    </style:style>
    <style:style style:name="T63" style:family="text">
      <style:text-properties officeooo:rsid="0048fda0"/>
    </style:style>
    <style:style style:name="T64" style:family="text">
      <style:text-properties officeooo:rsid="004a5058"/>
    </style:style>
    <style:style style:name="T65" style:family="text">
      <style:text-properties officeooo:rsid="004b2844"/>
    </style:style>
    <style:style style:name="T66" style:family="text">
      <style:text-properties officeooo:rsid="004fc519"/>
    </style:style>
    <style:style style:name="T67" style:family="text">
      <style:text-properties officeooo:rsid="005490a1"/>
    </style:style>
    <style:style style:name="T68" style:family="text">
      <style:text-properties officeooo:rsid="0054bd0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AllThingsTalk to Luftdaten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0"><text:a xlink:type="simple" xlink:href="#__RefHeading___Toc205_4011810114" text:style-name="Index_20_Link" text:visited-style-name="Index_20_Link">1. Foreword<text:tab/>2</text:a></text:p>
          <text:p text:style-name="P60"><text:a xlink:type="simple" xlink:href="#__RefHeading___Toc207_4011810114" text:style-name="Index_20_Link" text:visited-style-name="Index_20_Link">2. High-level overview<text:tab/>2</text:a></text:p>
          <text:p text:style-name="P60"><text:a xlink:type="simple" xlink:href="#__RefHeading___Toc209_4011810114" text:style-name="Index_20_Link" text:visited-style-name="Index_20_Link">3. Installation<text:tab/>3</text:a></text:p>
          <text:p text:style-name="P61"><text:a xlink:type="simple" xlink:href="#__RefHeading___Toc211_4011810114" text:style-name="Index_20_Link" text:visited-style-name="Index_20_Link">3.1 install Mosquitto<text:tab/>3</text:a></text:p>
          <text:p text:style-name="P61"><text:a xlink:type="simple" xlink:href="#__RefHeading___Toc213_4011810114" text:style-name="Index_20_Link" text:visited-style-name="Index_20_Link">3.2 install curl<text:tab/>3</text:a></text:p>
          <text:p text:style-name="P61"><text:a xlink:type="simple" xlink:href="#__RefHeading___Toc215_4011810114" text:style-name="Index_20_Link" text:visited-style-name="Index_20_Link">3.3 install ATToL program<text:tab/>3</text:a></text:p>
          <text:p text:style-name="P60"><text:a xlink:type="simple" xlink:href="#__RefHeading___Toc217_4011810114" text:style-name="Index_20_Link" text:visited-style-name="Index_20_Link">4. ATToL command line settings<text:tab/>4</text:a></text:p>
          <text:p text:style-name="P60"><text:a xlink:type="simple" xlink:href="#__RefHeading___Toc219_4011810114" text:style-name="Index_20_Link" text:visited-style-name="Index_20_Link">5. Setting up parameters<text:tab/>4</text:a></text:p>
          <text:p text:style-name="P61"><text:a xlink:type="simple" xlink:href="#__RefHeading___Toc221_4011810114" text:style-name="Index_20_Link" text:visited-style-name="Index_20_Link">5.1 attol batch file<text:tab/>4</text:a></text:p>
          <text:p text:style-name="P62"><text:a xlink:type="simple" xlink:href="#__RefHeading___Toc223_4011810114" text:style-name="Index_20_Link" text:visited-style-name="Index_20_Link">5.1.1 AllThingsTalk connection<text:tab/>4</text:a></text:p>
          <text:p text:style-name="P62"><text:a xlink:type="simple" xlink:href="#__RefHeading___Toc225_4011810114" text:style-name="Index_20_Link" text:visited-style-name="Index_20_Link">5.1.2 Configuration file<text:tab/>4</text:a></text:p>
          <text:p text:style-name="P61"><text:a xlink:type="simple" xlink:href="#__RefHeading___Toc227_4011810114" text:style-name="Index_20_Link" text:visited-style-name="Index_20_Link">5.2 Configuration file<text:tab/>4</text:a></text:p>
          <text:p text:style-name="P62"><text:a xlink:type="simple" xlink:href="#__RefHeading___Toc229_4011810114" text:style-name="Index_20_Link" text:visited-style-name="Index_20_Link">5.2.1 encoding file<text:tab/>4</text:a></text:p>
          <text:p text:style-name="P62"><text:a xlink:type="simple" xlink:href="#__RefHeading___Toc231_4011810114" text:style-name="Index_20_Link" text:visited-style-name="Index_20_Link">5.2.2 Luftdaten URL<text:tab/>5</text:a></text:p>
          <text:p text:style-name="P62"><text:a xlink:type="simple" xlink:href="#__RefHeading___Toc233_4011810114" text:style-name="Index_20_Link" text:visited-style-name="Index_20_Link">5.2.3 Luftdaten Sensor_UID<text:tab/>5</text:a></text:p>
          <text:p text:style-name="P62"><text:a xlink:type="simple" xlink:href="#__RefHeading___Toc235_4011810114" text:style-name="Index_20_Link" text:visited-style-name="Index_20_Link">5.2.4 Luftdaten Timeout<text:tab/>5</text:a></text:p>
          <text:p text:style-name="P62"><text:a xlink:type="simple" xlink:href="#__RefHeading___Toc237_4011810114" text:style-name="Index_20_Link" text:visited-style-name="Index_20_Link">5.2.5 Local file<text:tab/>5</text:a></text:p>
          <text:p text:style-name="P62"><text:a xlink:type="simple" xlink:href="#__RefHeading___Toc239_4011810114" text:style-name="Index_20_Link" text:visited-style-name="Index_20_Link">5.2.6 Local file extension<text:tab/>5</text:a></text:p>
          <text:p text:style-name="P62"><text:a xlink:type="simple" xlink:href="#__RefHeading___Toc1466_2947420686" text:style-name="Index_20_Link" text:visited-style-name="Index_20_Link">5.2.7 Send_timeout<text:tab/>6</text:a></text:p>
          <text:p text:style-name="P62"><text:a xlink:type="simple" xlink:href="#__RefHeading___Toc241_4011810114" text:style-name="Index_20_Link" text:visited-style-name="Index_20_Link">5.2.8 Debug messages<text:tab/>6</text:a></text:p>
          <text:p text:style-name="P61"><text:a xlink:type="simple" xlink:href="#__RefHeading___Toc243_4011810114" text:style-name="Index_20_Link" text:visited-style-name="Index_20_Link">5.3 Encoding file<text:tab/>7</text:a></text:p>
          <text:p text:style-name="P62"><text:a xlink:type="simple" xlink:href="#__RefHeading___Toc943_2456760597" text:style-name="Index_20_Link" text:visited-style-name="Index_20_Link">5.3.1 layout<text:tab/>7</text:a></text:p>
          <text:p text:style-name="P62"><text:a xlink:type="simple" xlink:href="#__RefHeading___Toc945_2456760597" text:style-name="Index_20_Link" text:visited-style-name="Index_20_Link">5.3.2 Luftdaten value-types<text:tab/>7</text:a></text:p>
          <text:p text:style-name="P60"><text:a xlink:type="simple" xlink:href="#__RefHeading___Toc255_4011810114" text:style-name="Index_20_Link" text:visited-style-name="Index_20_Link">6. Getting Started<text:tab/>8</text:a></text:p>
          <text:p text:style-name="P61"><text:a xlink:type="simple" xlink:href="#__RefHeading___Toc251_4011810114" text:style-name="Index_20_Link" text:visited-style-name="Index_20_Link">6.1. Action list to perform first<text:tab/>8</text:a></text:p>
          <text:p text:style-name="P61"><text:a xlink:type="simple" xlink:href="#__RefHeading___Toc253_4011810114" text:style-name="Index_20_Link" text:visited-style-name="Index_20_Link">6.2 Checking it works<text:tab/>8</text:a></text:p>
          <text:p text:style-name="P60"><text:a xlink:type="simple" xlink:href="#__RefHeading___Toc1468_2947420686" text:style-name="Index_20_Link" text:visited-style-name="Index_20_Link">7. Sent Time_out background<text:tab/>9</text:a></text:p>
          <text:p text:style-name="P60"><text:a xlink:type="simple" xlink:href="#__RefHeading___Toc947_2456760597" text:style-name="Index_20_Link" text:visited-style-name="Index_20_Link">Appendix A: Valid Luftdaten value-types<text:tab/>10</text:a></text:p>
          <text:p text:style-name="P60"><text:a xlink:type="simple" xlink:href="#__RefHeading___Toc949_2456760597" text:style-name="Index_20_Link" text:visited-style-name="Index_20_Link">Appendix B: Errors messages<text:tab/>12</text:a></text:p>
          <text:p text:style-name="P60"><text:a xlink:type="simple" xlink:href="#__RefHeading___Toc951_2456760597" text:style-name="Index_20_Link" text:visited-style-name="Index_20_Link">Appendix C: mosquitto_sub output example<text:tab/>12</text:a></text:p>
        </text:index-body>
      </text:table-of-content>
      <text:p text:style-name="P5"/>
      <text:h text:style-name="P72" text:outline-level="1"><text:bookmark-start text:name="__RefHeading___Toc205_4011810114"/>1. Foreword<text:bookmark-end text:name="__RefHeading___Toc205_4011810114"/></text:h>
      <text:p text:style-name="P5"/>
      <text:p text:style-name="P7">As part of a larger project to understand NB-IOT better, I obtained an SODAQ AFF / SARA <text:span text:style-name="T22">M410 </text:span>NB-IOT board <text:span text:style-name="T3">with Vodafone connection</text:span>. <text:span text:style-name="T22">I have written a</text:span> number of sketches, which includes a detailed documentation for setting up the device in AllThingsTalk (ATT). <text:span text:style-name="T2">From</text:span> a previous project I already had an account on Luftdaten and wanted to test how to extract data from ATT and upload to Luftdaten. <text:span text:style-name="T25">I focused on</text:span> Linux <text:span text:style-name="T25">platform </text:span>using available communication programs as much as possible. Also wanted to <text:span text:style-name="T22">make</text:span> use of <text:span text:style-name="T2">parameter</text:span> files to <text:span text:style-name="T22">enable</text:span> <text:span text:style-name="T25">a</text:span> flexible <text:span text:style-name="T2">adoption</text:span> instead of hard coding and recompiling. This program setup has been tested on Ubuntu <text:span text:style-name="T20">18.04</text:span> and Raspberry Pi.</text:p>
      <text:p text:style-name="P5"/>
      <text:p text:style-name="P8"><text:span text:style-name="T63">June</text:span> 2020,</text:p>
      <text:p text:style-name="P5">Paul van Haastrecht</text:p>
      <text:p text:style-name="P5"/>
      <text:h text:style-name="P70" text:outline-level="1"><text:bookmark-start text:name="__RefHeading___Toc207_4011810114"/>2. High-level overview<text:bookmark-end text:name="__RefHeading___Toc207_4011810114"/></text:h>
      <text:p text:style-name="P5"/>
      <text:p text:style-name="P5">The data from AllThingsTalk (ATT) is extracted with MQTT. The wonderful <text:span text:style-name="T4">Mosquitto</text:span> suite includes a pr<text:span text:style-name="T1">o</text:span>gram <text:span text:style-name="T4">mosquitto-sub</text:span>. All you need to provide as the device-id and user-id. </text:p>
      <text:p text:style-name="P5"/>
      <text:p text:style-name="P6">The output is directly into a <text:span text:style-name="T22">new </text:span>program, <text:span text:style-name="T4">ATToL. </text:span><text:span text:style-name="T9">WATCH the CAPITALS !!</text:span><text:span text:style-name="T51">. It</text:span><text:span text:style-name="T46"> </text:span>will parse the data from ATT and <text:span text:style-name="T22">combine it</text:span> to be sent to <text:span text:style-name="T1">L</text:span>uftdaten. ATToL <text:span text:style-name="T2">takes parameters from two </text:span>files: </text:p>
      <text:list xml:id="list3486650567" text:style-name="L1">
        <text:list-item>
          <text:p text:style-name="P65">configuration file : contains Luftdaten connection information and program settings.</text:p>
        </text:list-item>
        <text:list-item>
          <text:p text:style-name="P65">encoding file : contains encoding / decoding information for the data.</text:p>
        </text:list-item>
      </text:list>
      <text:p text:style-name="P6"/>
      <text:p text:style-name="P37"><text:span text:style-name="T64">As</text:span> data is received from ATT it will be checked against the encoding file content. Any received value-type that is NOT in the encoding file will be skipped (a warning will be displayed in case enable.dbg was set in the configuration file). <text:span text:style-name="T17">If no further data is received after ~10 seconds (default but can defined in the configuration file), ATToL will create a child-program which will execute the great ‘</text:span><text:span text:style-name="T7">curl</text:span><text:span text:style-name="T2">’ program. This will upload the data to Luftdaten. </text:span></text:p>
      <text:p text:style-name="P37"/>
      <text:p text:style-name="P37"><text:span text:style-name="T2">If data for the </text:span><text:span text:style-name="T4">same</text:span> sensor <text:span text:style-name="T67">AND </text:span>for the <text:span text:style-name="T6">same</text:span><text:span text:style-name="T17"> value-type (e.g. P1) is received before timeout, this will also trigger sending the current queued data. Luftdaten will fail if in a single upload multiple data is received for the same value-type.</text:span></text:p>
      <text:p text:style-name="P37"/>
      <text:p text:style-name="P37">In case ATT data <text:span text:style-name="T45">is </text:span>arriving <text:span text:style-name="T45">which will be forwarded to</text:span> a different <text:span text:style-name="T45">Luftdaten </text:span>sensor-<text:span text:style-name="T45">type</text:span> (and thus <text:span text:style-name="T45">different </text:span>sensor-pin <text:span text:style-name="T45">than current</text:span>) the current queued data is first sent. Data upload needs to happen separate for each sensor-<text:span text:style-name="T67">type</text:span>. Thus multiple uploads might happen to Luftdaten after receiving data from AllT<text:span text:style-name="T37">h</text:span>ingsTalk.</text:p>
      <text:p text:style-name="P8"/>
      <text:p text:style-name="P8">A batch file, <text:span text:style-name="T4">attol </text:span><text:span text:style-name="T9">(all lower case)</text:span>, has been created to glue the different programs together.</text:p>
      <text:p text:style-name="P8"/>
      <text:h text:style-name="P72" text:outline-level="1"><text:bookmark-start text:name="__RefHeading___Toc209_4011810114"/>3. <text:span text:style-name="T3">I</text:span>nstallation<text:bookmark-end text:name="__RefHeading___Toc209_4011810114"/></text:h>
      <text:h text:style-name="P63" text:outline-level="2"><text:bookmark-start text:name="__RefHeading___Toc211_4011810114"/>3.1 install Mosquitto<text:bookmark-end text:name="__RefHeading___Toc211_4011810114"/></text:h>
      <text:p text:style-name="P4"><text:span text:style-name="T13">To install follow the instructions on </text:span><text:a xlink:type="simple" xlink:href="https://mosquitto.org/download/" text:style-name="Internet_20_link" text:visited-style-name="Visited_20_Internet_20_Link"><text:span text:style-name="T13">https://mosquitto.org/download/</text:span></text:a></text:p>
      <text:p text:style-name="P9"/>
      <text:h text:style-name="P63" text:outline-level="2"><text:bookmark-start text:name="__RefHeading___Toc213_4011810114"/>3.2 install curl<text:bookmark-end text:name="__RefHeading___Toc213_4011810114"/></text:h>
      <text:p text:style-name="P4"><text:span text:style-name="T13">To install curl on Ubuntu follow </text:span><text:a xlink:type="simple" xlink:href="https://www.cyberciti.biz/faq/how-to-install-curl-command-on-a-ubuntu-linux/" text:style-name="Internet_20_link" text:visited-style-name="Visited_20_Internet_20_Link"><text:span text:style-name="T13">https://www.cyberciti.biz/faq/how-to-install-curl-command-on-a-ubuntu-linux/</text:span></text:a></text:p>
      <text:p text:style-name="P9"/>
      <text:p text:style-name="P4"><text:span text:style-name="T13">For Raspberry Pi / Debian : </text:span><text:a xlink:type="simple" xlink:href="https://linuxize.com/post/how-to-install-and-use-curl-on-debian-10/" text:style-name="Internet_20_link" text:visited-style-name="Visited_20_Internet_20_Link"><text:span text:style-name="T13">https://linuxize.com/post/how-to-install-and-use-curl-on-debian-10/</text:span></text:a></text:p>
      <text:p text:style-name="P9">Some people had issues on buster-release <text:span text:style-name="T22">that you might want to check on Internet</text:span></text:p>
      <text:p text:style-name="P9"/>
      <text:h text:style-name="P63" text:outline-level="2"><text:bookmark-start text:name="__RefHeading___Toc215_4011810114"/>3.3 install <text:span text:style-name="T22">ATToL </text:span>program<text:bookmark-end text:name="__RefHeading___Toc215_4011810114"/></text:h>
      <text:p text:style-name="P9"/>
      <text:p text:style-name="P9">The program is provided as a tar. To extract : <text:s text:c="2"/></text:p>
      <text:p text:style-name="P9">Go to parent directory : e.g. /home/pi</text:p>
      <text:p text:style-name="P46">create a directory : attol and extract/store the file in there</text:p>
      <text:p text:style-name="P9"/>
      <text:p text:style-name="P9">The following files are included <text:s/>:</text:p>
      <text:p text:style-name="P9"/>
      <text:p text:style-name="P9">ATToL.cpp<text:tab/><text:tab/><text:tab/>source code</text:p>
      <text:p text:style-name="P9"><text:span text:style-name="T66">m</text:span>akefile<text:tab/><text:tab/><text:tab/>compile the binary</text:p>
      <text:p text:style-name="P9">attolconfig<text:tab/><text:tab/><text:tab/>configuration file <text:span text:style-name="T66">example</text:span></text:p>
      <text:p text:style-name="P9">att_to_luft<text:tab/><text:tab/><text:tab/>data encoding file <text:span text:style-name="T66">example</text:span></text:p>
      <text:p text:style-name="P9">attol<text:tab/><text:tab/><text:tab/><text:tab/>batch file</text:p>
      <text:p text:style-name="P9">vodafone forwarder.odf<text:tab/><text:span text:style-name="T21">t</text:span>his document <text:span text:style-name="T66">with details</text:span></text:p>
      <text:p text:style-name="P9">license<text:tab/><text:tab/><text:tab/><text:tab/>license for the code</text:p>
      <text:p text:style-name="P9"/>
      <text:p text:style-name="P12"><text:span text:style-name="T21">As root / superuser <text:s/>you can</text:span> make the binary type ‘<text:span text:style-name="T4">make install</text:span>’ <text:span text:style-name="T45">in att_forwarder folder</text:span>. This will create a binary and install in ‘/usr/bin’. ‘<text:span text:style-name="T5">make clean</text:span><text:span text:style-name="T22">’ will remove the binary.</text:span></text:p>
      <text:p text:style-name="P10"/>
      <text:h text:style-name="P72" text:outline-level="1"><text:bookmark-start text:name="__RefHeading___Toc217_4011810114"/>4. ATToL command line settings<text:bookmark-end text:name="__RefHeading___Toc217_4011810114"/></text:h>
      <text:p text:style-name="P13"/>
      <text:p text:style-name="P13">The following are the command line options for the ATToL program</text:p>
      <text:p text:style-name="P13"/>
      <text:p text:style-name="P13">‘<text:span text:style-name="T4">-c configuration_file</text:span>’ (lower case c): will be followed by the configuration file to use. <text:span text:style-name="T22">This </text:span>MUST be set <text:span text:style-name="T22">for the program to try to connect</text:span>.</text:p>
      <text:p text:style-name="P13"/>
      <text:p text:style-name="P13">‘<text:span text:style-name="T4">-C configuration_file</text:span>’ (upper case C): will be followed by the configuration file to create. This will create an example configuration file. <text:span text:style-name="T22">You can then edit the file to your needs and include with <text:s/>lower case c.</text:span></text:p>
      <text:p text:style-name="P13"/>
      <text:p text:style-name="P13">‘<text:span text:style-name="T4">-n</text:span>’ (lower case n): Most of the output will be in color. With this option the output will not be in color.</text:p>
      <text:p text:style-name="P13"/>
      <text:p text:style-name="P13">‘<text:span text:style-name="T4">-h or ‘-H</text:span>’ : the usage text will be displayed.</text:p>
      <text:p text:style-name="P13"/>
      <text:h text:style-name="P70" text:outline-level="1"><text:bookmark-start text:name="__RefHeading___Toc219_4011810114"/><text:span text:style-name="T3">5</text:span>. Setting up parameters<text:bookmark-end text:name="__RefHeading___Toc219_4011810114"/></text:h>
      <text:h text:style-name="P63" text:outline-level="2"><text:bookmark-start text:name="__RefHeading___Toc221_4011810114"/><text:span text:style-name="T3">5</text:span>.1 <text:span text:style-name="T22">attol batch file </text:span><text:bookmark-end text:name="__RefHeading___Toc221_4011810114"/></text:h>
      <text:p text:style-name="P10">In the top of the batch file <text:span text:style-name="T3">the following parameters need to be set:</text:span></text:p>
      <text:p text:style-name="P10"/>
      <text:h text:style-name="P67" text:outline-level="3"><text:bookmark-start text:name="__RefHeading___Toc223_4011810114"/><text:span text:style-name="T3">5</text:span>.1.1 AllThingsTalk <text:span text:style-name="T67">parameters</text:span> <text:bookmark-end text:name="__RefHeading___Toc223_4011810114"/></text:h>
      <text:p text:style-name="P10"><text:span text:style-name="T4">ATT_DEVICE_ID</text:span>="<text:span text:style-name="T15">xxxxxxxxxxxxxxxxxx</text:span>"</text:p>
      <text:p text:style-name="P10"><text:span text:style-name="T4">ATT_DEVICE_TOKEN</text:span>="vodafone:<text:span text:style-name="T15">yyyyyyyyyyyyyyyyyyy</text:span>"</text:p>
      <text:p text:style-name="P10"/>
      <text:p text:style-name="P25">These can be obtained in AllThingsTalk by selecting the device, then top-right select “settings”. From the drop-down men<text:span text:style-name="T22">u</text:span> selected “Authentication”. Copy / paste the data from there.</text:p>
      <text:p text:style-name="P10"/>
      <text:h text:style-name="P67" text:outline-level="3"><text:bookmark-start text:name="__RefHeading___Toc225_4011810114"/><text:span text:style-name="T3">5</text:span>.1.2 Configuration file<text:bookmark-end text:name="__RefHeading___Toc225_4011810114"/></text:h>
      <text:p text:style-name="P26">Define the configuration file to use for this connection. <text:span text:style-name="T26">(max 99 characters)</text:span></text:p>
      <text:p text:style-name="P11"><text:span text:style-name="T4">ATTOL_CONFIG</text:span>="attolconfig"</text:p>
      <text:p text:style-name="P11"/>
      <text:h text:style-name="P63" text:outline-level="2"><text:bookmark-start text:name="__RefHeading___Toc227_4011810114"/>5.2 Configuration file<text:bookmark-end text:name="__RefHeading___Toc227_4011810114"/></text:h>
      <text:p text:style-name="P13">The configuration file is the first file that is read by the program. It has the following <text:span text:style-name="T18">parameters</text:span>.</text:p>
      <text:p text:style-name="P13"/>
      <text:h text:style-name="P67" text:outline-level="3"><text:bookmark-start text:name="__RefHeading___Toc229_4011810114"/>5.2.1 encodi<text:span text:style-name="T10">n</text:span>g file<text:bookmark-end text:name="__RefHeading___Toc229_4011810114"/></text:h>
      <text:p text:style-name="P15"><text:span text:style-name="T18">Define</text:span> file <text:span text:style-name="T18">which </text:span>contains the data encoding / decoding information. <text:span text:style-name="T26">(max 99 characters)</text:span></text:p>
      <text:p text:style-name="P13"/>
      <text:p text:style-name="P13"># The payload encoding / decoding info</text:p>
      <text:p text:style-name="P30">encoding=att_to_luft</text:p>
      <text:p text:style-name="P13"/>
      <text:h text:style-name="P69" text:outline-level="3"><text:bookmark-start text:name="__RefHeading___Toc231_4011810114"/>5.2.2 Luftdaten URL<text:bookmark-end text:name="__RefHeading___Toc231_4011810114"/></text:h>
      <text:p text:style-name="P14">The URL to use to connect to Luftdaten <text:span text:style-name="T26">(max 99 characters)</text:span> It<text:span text:style-name="T11"> is passed to curl for connection.</text:span> </text:p>
      <text:p text:style-name="P14">If left empty (‘luftdaten.url=’) no connection will be made with Luf<text:span text:style-name="T11">t</text:span>daten. <text:span text:style-name="T10"><text:s/></text:span>This could be necessary in case you only want to create a local file with the data. <text:span text:style-name="T15">(5.2.5)</text:span></text:p>
      <text:p text:style-name="P13"/>
      <text:p text:style-name="P13"># Luftdaten server URL (empty to disable sending)</text:p>
      <text:p text:style-name="P30">luftdaten.url=https://api.sensor.community/v1/push-sensor-data/</text:p>
      <text:p text:style-name="P13"/>
      <text:h text:style-name="P67" text:outline-level="3"><text:bookmark-start text:name="__RefHeading___Toc233_4011810114"/>5.2.3 Luftdaten Sensor_<text:span text:style-name="T38">U</text:span>ID<text:bookmark-end text:name="__RefHeading___Toc233_4011810114"/></text:h>
      <text:p text:style-name="P13">The identifier for your sensor on Luftdaten <text:span text:style-name="T10">as shown in “my sensors” on Luftdaten as sensor_UID. This is passed to curl for connection.</text:span></text:p>
      <text:p text:style-name="P13"/>
      <text:p text:style-name="P13"># Luftdaten unique Sensor_<text:span text:style-name="T38">U</text:span>ID (e.g. TTN-3646575)</text:p>
      <text:p text:style-name="P31">Sensor_<text:span text:style-name="T38">U</text:span>ID=TTN- 3646575</text:p>
      <text:p text:style-name="P13"/>
      <text:h text:style-name="P67" text:outline-level="3"><text:bookmark-start text:name="__RefHeading___Toc235_4011810114"/>5.2.4 Luftdaten Timeout<text:bookmark-end text:name="__RefHeading___Toc235_4011810114"/></text:h>
      <text:p text:style-name="P16">How long to try to connect to Luftdaten in seconds. This is handled by curl.</text:p>
      <text:p text:style-name="P13"/>
      <text:p text:style-name="P13"># Luftdaten timeout (sec)</text:p>
      <text:p text:style-name="P30">luftdaten.timeout=10</text:p>
      <text:p text:style-name="P13"/>
      <text:h text:style-name="P67" text:outline-level="3"><text:bookmark-start text:name="__RefHeading___Toc237_4011810114"/>5.2.5 <text:span text:style-name="T41">L</text:span>ocal file<text:bookmark-end text:name="__RefHeading___Toc237_4011810114"/></text:h>
      <text:p text:style-name="P19">The base-name for local data files <text:span text:style-name="T26">(max 90 characters). </text:span><text:s/>The file-extension will be added and the file will contain the data as it has been received from AllThingsTalk. If left empty (‘<text:span text:style-name="T3">storage.file=’</text:span>) no <text:span text:style-name="T26">local </text:span>file will be created.</text:p>
      <text:p text:style-name="P13"/>
      <text:p text:style-name="P13"># name for local data files (empty to disable)</text:p>
      <text:p text:style-name="P30">storage.file=/<text:span text:style-name="T10">tmp/attol</text:span></text:p>
      <text:p text:style-name="P13"/>
      <text:h text:style-name="P67" text:outline-level="3"><text:bookmark-start text:name="__RefHeading___Toc239_4011810114"/>5.2.6 <text:span text:style-name="T21">Local </text:span>file extension<text:bookmark-end text:name="__RefHeading___Toc239_4011810114"/></text:h>
      <text:p text:style-name="P20">Format the time extension for the local file. e.g. YYMMDD will create a file with <text:span text:style-name="T12">the extension of the</text:span> current year, month and day of month (<text:span text:style-name="T23">e.g. /</text:span>tmp/attol.201203 = 2020 December 3). If the file exists the data will be appended else a new file will be created. If left empty (‘<text:span text:style-name="T27">file.ext=’</text:span>) no <text:span text:style-name="T27">extension</text:span> will be <text:span text:style-name="T27">added</text:span>.</text:p>
      <text:p text:style-name="P18"><text:s/></text:p>
      <text:p text:style-name="P13"># Format date extension for local data file</text:p>
      <text:p text:style-name="P13"># YY - year, MM - month, DD = day of month, HH - hour of day (0 - 23)</text:p>
      <text:p text:style-name="P13"># A new file will be created based on the lowest time selection (e.g. YYMMDD - every day, YYMMDDHH - every hour)</text:p>
      <text:p text:style-name="P30">file.ext=YYMMDD</text:p>
      <text:p text:style-name="P13"/>
      <text:h text:style-name="P68" text:outline-level="3"><text:bookmark-start text:name="__RefHeading___Toc1466_2947420686"/>5.2.7 Sen<text:span text:style-name="T52">d</text:span>_timeout<text:bookmark-end text:name="__RefHeading___Toc1466_2947420686"/></text:h>
      <text:p text:style-name="P44">This timeout starts after <text:span text:style-name="T64">the first character for a new line of</text:span> data is received from AllThingsTalk. When timeout has expired, and there is data <text:span text:style-name="T56">ready for Luftdaten</text:span>, it will be sent to Luftdaten. By default this is 10 seconds, but you can change that. Normally a device will be updated once per minute on AllThingsTalk. <text:span text:style-name="T53">(see chapter 7 for more details)</text:span></text:p>
      <text:p text:style-name="P43"/>
      <text:p text:style-name="P44"># maximum timeout between receiving <text:span text:style-name="T53">first data from ATT </text:span>and sending <text:span text:style-name="T53">to Luftdaten</text:span> (seconds)</text:p>
      <text:p text:style-name="P32">time_out=10</text:p>
      <text:p text:style-name="P32"/>
      <text:h text:style-name="P67" text:outline-level="3"><text:bookmark-start text:name="__RefHeading___Toc241_4011810114"/>5.2.<text:span text:style-name="T52">8</text:span> Debug messages<text:bookmark-end text:name="__RefHeading___Toc241_4011810114"/></text:h>
      <text:p text:style-name="P16">This will <text:span text:style-name="T27">enable</text:span> debug messages. When set to zero, no debug messages will be displayed, <text:span text:style-name="T23">a 1</text:span> will result in program debug messages and <text:span text:style-name="T23">a 2</text:span> <text:span text:style-name="T42">include received data as well as </text:span>the curl debug messages are shown.</text:p>
      <text:p text:style-name="P13"/>
      <text:p text:style-name="P13"># 0 will show program log only, 1 will enable data flow messages, 2 will <text:span text:style-name="T42">show more </text:span>includ<text:span text:style-name="T42">ing</text:span> debug curl</text:p>
      <text:p text:style-name="P30">enable.dbg=<text:span text:style-name="T11">0</text:span></text:p>
      <text:p text:style-name="P13"/>
      <text:p text:style-name="P47">After making a change, restart ATToL to activate !!</text:p>
      <text:p text:style-name="P13"/>
      <text:p text:style-name="P54"/>
      <text:h text:style-name="P63" text:outline-level="2"><text:bookmark-start text:name="__RefHeading___Toc243_4011810114"/>5.3 Encoding file<text:bookmark-end text:name="__RefHeading___Toc243_4011810114"/></text:h>
      <text:h text:style-name="Heading_20_3" text:outline-level="3"><text:bookmark-start text:name="__RefHeading___Toc943_2456760597"/>5.3.1 layout<text:bookmark-end text:name="__RefHeading___Toc943_2456760597"/></text:h>
      <text:p text:style-name="P21">The encoding file handles the translation of the <text:span text:style-name="T12">data </text:span>value-types coming from AllThingsTalk to Luftdaten. In AllThingsTalk the value-type can be determined by the user <text:span text:style-name="T43">but </text:span>in Luftdaten this is <text:span text:style-name="T37">strictly </text:span>defined <text:span text:style-name="T37">(see 5.3.2)</text:span>. </text:p>
      <text:p text:style-name="P21">Each <text:span text:style-name="T11">sensor-type on the device (defined in configuration file as Luftdaten Sensor_UID) </text:span><text:s/>is identified with a <text:span text:style-name="T11">sensor</text:span>-pin. <text:span text:style-name="T11">The format of each encoding line is:</text:span></text:p>
      <text:p text:style-name="P22"><text:span text:style-name="T23">ATT</text:span>_value_type : Luftdaten_sensor_pin : Luftdaten_value_type</text:p>
      <text:p text:style-name="P16"/>
      <text:p text:style-name="P17"><text:span text:style-name="T11">As example if the line is : <text:s text:c="2"/></text:span>M1:1:P<text:span text:style-name="T37">1</text:span> </text:p>
      <text:p text:style-name="P17"><text:span text:style-name="T11">This </text:span>means : take value from <text:span text:style-name="T11">value-type </text:span>M1 <text:span text:style-name="T11">coming </text:span>from A<text:span text:style-name="T21">llThingsTalk (input)</text:span> and <text:span text:style-name="T11">forward</text:span> that <text:span text:style-name="T11">to</text:span> Luftdaten to sensor pin 1 with value-type P1 <text:span text:style-name="T23">(output)</text:span></text:p>
      <text:p text:style-name="P17"/>
      <text:p text:style-name="P40">The value-types to use from AllThingsTalk can be found in device, asset<text:span text:style-name="T39">s</text:span>, double-click the line with the asset to get the asset-details and look for name (Not Title). </text:p>
      <text:p text:style-name="P40"/>
      <text:p text:style-name="P42">A value-type length can not be more then 20 characters and maximum 20 encoding lines can be set.</text:p>
      <text:p text:style-name="P38"/>
      <text:h text:style-name="Heading_20_3" text:outline-level="3"><text:bookmark-start text:name="__RefHeading___Toc945_2456760597"/><text:span text:style-name="T37">5.3.2</text:span> <text:span text:style-name="T24">Luftdaten </text:span>value-<text:span text:style-name="T24">types</text:span><text:bookmark-end text:name="__RefHeading___Toc945_2456760597"/></text:h>
      <text:p text:style-name="P34"><text:span text:style-name="T40">Y</text:span>ou can <text:span text:style-name="T37">NOT just</text:span> sent any value-type <text:span text:style-name="T40">to Luftdaten</text:span>. <text:span text:style-name="T37">There is a restricted list of value-types in </text:span><text:span text:style-name="T8">Appendix A</text:span><text:span text:style-name="T37">. However you can select ANY of those value-types, independent of the sensor-type. <text:s/></text:span></text:p>
      <text:p text:style-name="P34"/>
      <text:p text:style-name="P35"><text:span text:style-name="T37">Next to that only </text:span>some are recognized <text:span text:style-name="T36">by the Luftdaten web-app and display </text:span>the right <text:span text:style-name="T36">extension. For all other only the value-type and value is displayed. The recognized value-types are defined in </text:span><text:s/><text:a xlink:type="simple" xlink:href="https://github.com/opendata-stuttgart/meine-luftdaten-info/blob/develop/webapp/personal/views.py" text:style-name="Internet_20_link" text:visited-style-name="Visited_20_Internet_20_Link">https://github.com/opendata-stuttgart/meine-luftdaten-info/blob/develop/webapp/personal/views.py</text:a></text:p>
      <text:p text:style-name="P34"/>
      <text:p text:style-name="P52">VALUE_TYPES = {</text:p>
      <text:p text:style-name="P52"><text:s text:c="4"/>'P1': ('µg/m³', _('Fine dust 10 µm')),</text:p>
      <text:p text:style-name="P52"><text:s text:c="4"/>'P2': ('µg/m³', _('Fine dust 2.5 µm')),</text:p>
      <text:p text:style-name="P52"><text:s text:c="4"/>'humidity': ('% RH', _('Humidity')),</text:p>
      <text:p text:style-name="P52"><text:s text:c="4"/>'temperature': ('°C', _('Temperature')),</text:p>
      <text:p text:style-name="P52"><text:s text:c="4"/>'pressure': ('Pa', _('Pressure')),</text:p>
      <text:p text:style-name="P52"><text:s text:c="4"/>'pressure_at_sealevel': ('Pa', _('Pressure at sea level')),</text:p>
      <text:p text:style-name="P34">}</text:p>
      <text:p text:style-name="P39"/>
      <text:p text:style-name="P48">After making a change, restart ATToL to activate !! </text:p>
      <text:p text:style-name="P33"/>
      <text:h text:style-name="P71" text:outline-level="1"><text:bookmark-start text:name="__RefHeading___Toc255_4011810114"/>6. <text:span text:style-name="T40">Getting Started</text:span><text:bookmark-end text:name="__RefHeading___Toc255_4011810114"/></text:h>
      <text:h text:style-name="Heading_20_2" text:outline-level="2"><text:bookmark-start text:name="__RefHeading___Toc251_4011810114"/>6.1. <text:span text:style-name="T16">A</text:span>ction <text:span text:style-name="T16">list</text:span> to perform first<text:bookmark-end text:name="__RefHeading___Toc251_4011810114"/></text:h>
      <text:p text:style-name="P27"/>
      <text:p text:style-name="P27">Setup a sensor / device in AllThingsTalk.</text:p>
      <text:p text:style-name="P27"/>
      <text:p text:style-name="P27">Setup a sensor in Luftdaten.</text:p>
      <text:p text:style-name="P27"/>
      <text:p text:style-name="P41">Compile ATToL with ‘make’.</text:p>
      <text:p text:style-name="P27"/>
      <text:p text:style-name="P27">Edit the batch file for the AllThingsTalk <text:span text:style-name="T19">information.</text:span></text:p>
      <text:p text:style-name="P27"/>
      <text:p text:style-name="P27">Edit the batch file for the right configuration file.</text:p>
      <text:p text:style-name="P27"/>
      <text:p text:style-name="P27">Edit the configuration file.</text:p>
      <text:list xml:id="list123268278" text:style-name="L2">
        <text:list-item>
          <text:p text:style-name="P66">Make sure to set the <text:s/>Sensor-ID to the correct sensor-UID <text:span text:style-name="T23">on Luftdaten</text:span></text:p>
        </text:list-item>
        <text:list-item>
          <text:p text:style-name="P66">Point to the right encoding file.</text:p>
        </text:list-item>
      </text:list>
      <text:p text:style-name="P27"/>
      <text:p text:style-name="P27">Edit the encoding file <text:span text:style-name="T18">to have the right mapping of your data.</text:span></text:p>
      <text:p text:style-name="P27"/>
      <text:h text:style-name="Heading_20_2" text:outline-level="2"><text:bookmark-start text:name="__RefHeading___Toc253_4011810114"/>6.2 <text:span text:style-name="T26">Checking it works</text:span><text:bookmark-end text:name="__RefHeading___Toc253_4011810114"/></text:h>
      <text:p text:style-name="P27"/>
      <text:p text:style-name="P28">Set <text:span text:style-name="T3">enable.dbg </text:span>to 2 <text:span text:style-name="T23">in configuration file</text:span>. This will give the maximum <text:span text:style-name="T18">debug </text:span>information.</text:p>
      <text:p text:style-name="P28"/>
      <text:p text:style-name="P45">Start the batch file ‘./attol’</text:p>
      <text:p text:style-name="P45"/>
      <text:p text:style-name="P45">Connect your device.</text:p>
      <text:p text:style-name="P45"/>
      <text:p text:style-name="P29">Observe <text:span text:style-name="T23">on-line on </text:span>AllThingsTalk that data is received <text:span text:style-name="T23">from a device</text:span>.</text:p>
      <text:p text:style-name="P28"/>
      <text:p text:style-name="P28">Expect some delay ( ~ 5 to 20 seconds) before data is showing up locally. </text:p>
      <text:p text:style-name="P28"/>
      <text:p text:style-name="P27">If upload is successful, <text:span text:style-name="T4">curl</text:span> will show a last line like :</text:p>
      <text:p text:style-name="P27"/>
      <text:p text:style-name="P27">{"sensor":3<text:span text:style-name="T44">3</text:span>5<text:span text:style-name="T44">3</text:span>1,"timestamp":"2020-06-04T21:11:09.029084","sensordatavalues":[{"sensordata":<text:span text:style-name="T44">5</text:span>79716<text:span text:style-name="T44">4</text:span>425},{"sensordata":6<text:span text:style-name="T44">88</text:span>9716<text:span text:style-name="T44">4</text:span>425},{"sensordata":6<text:span text:style-name="T44">1</text:span>797164<text:span text:style-name="T44">4</text:span>25}]}</text:p>
      <text:p text:style-name="P27"/>
      <text:p text:style-name="P28">Check Luftdaten <text:span text:style-name="T23">on-line</text:span>, by selecting “data” <text:span text:style-name="T18">in “my sensors” on Luftdaten.</text:span></text:p>
      <text:p text:style-name="P28"/>
      <text:p text:style-name="P27">It will still take sometime, undefined, before the data is showing up in Luftdaten. Probably as it is handled <text:span text:style-name="T18">with</text:span> queued messages. Depending on the workload <text:span text:style-name="T20">I have noticed it</text:span> can even take 30 - 60 seconds. <text:span text:style-name="T18">In your browser you will have to hit the “renew page” button regular to see update of the information.</text:span></text:p>
      <text:p text:style-name="P27"/>
      <text:h text:style-name="P64" text:outline-level="2"/>
      <text:h text:style-name="P71" text:outline-level="1"><text:bookmark-start text:name="__RefHeading___Toc1468_2947420686"/>7. <text:span text:style-name="T53">Sent Time_out background</text:span><text:bookmark-end text:name="__RefHeading___Toc1468_2947420686"/></text:h>
      <text:p text:style-name="P57">Originally I tried <text:span text:style-name="T4">poll()</text:span> and <text:span text:style-name="T4">select() </text:span><text:span text:style-name="T47">in the main_loop()</text:span><text:span text:style-name="T46"> to determine whether </text:span><text:span text:style-name="T50">there</text:span><text:span text:style-name="T46"> is input on the standard in</text:span><text:span text:style-name="T49">put</text:span><text:span text:style-name="T46"> (stdin) </text:span><text:span text:style-name="T48">and then apply a time-out counter</text:span><text:span text:style-name="T46">.</text:span> But as it turned out, when in a loop it will only read the FIRST full line up to newline (0x0a) with fgets(). <text:span text:style-name="T57">Apparently </text:span><text:span text:style-name="T58">poll</text:span><text:span text:style-name="T57">() and </text:span><text:span text:style-name="T58">select</text:span><text:span text:style-name="T57">() will only trigger when new data is arriving, </text:span><text:span text:style-name="T58">NOT</text:span><text:span text:style-name="T57"> when there is still data in the </text:span><text:span text:style-name="T60">stdin -</text:span><text:span text:style-name="T59"> </text:span><text:span text:style-name="T57">input buffer</text:span>.</text:p>
      <text:p text:style-name="P58"><text:span text:style-name="T55">I have tried many ways to determine there is data in the input buffer, but could not find a solution. As such t</text:span>he main_loop() routine has been changed to read blocking with getchar(). <text:span text:style-name="T55">W</text:span>hen it gets a valid first character <text:span text:style-name="T62">for the</text:span> <text:span text:style-name="T61">input-</text:span>buffer it will st<text:span text:style-name="T54">art</text:span> <text:span text:style-name="T55">a t</text:span>imeout. <text:span text:style-name="T62">The timer will be restart with each new line that arrives. A</text:span>fter th<text:span text:style-name="T61">is</text:span> time-out <text:span text:style-name="T53">expires it will check </text:span>whether there is data in the <text:span text:style-name="T54">data-</text:span>buffer <text:span text:style-name="T61">for Luftdaten</text:span>, sent it. <text:s/>This timeout can be set in the configuration file and is 10 seconds by default. Normally <text:span text:style-name="T53">this is enough as </text:span>a device will <text:span text:style-name="T65">normally </text:span>not be updated in AllThingsTalk in less than a minute <text:span text:style-name="T53">and all data can be processed within 10 seconds easily</text:span>. <text:s/></text:p>
      <text:p text:style-name="P59">It will NOT check whether the data is complete or correct, so do NOT set this timeout to low (e.g. 1 second) as the full ATT data might not have been processed. If you set this too long, new data from ATT might arrive again. However if the program detects that a value-type is already in the current output-data, it will sent the current data first. (see chapter 2: high level overview). This setting the timeout very long, will cause an update to Luftdaten as the next burst of data is received from ATT.</text:p>
      <text:h text:style-name="P71" text:outline-level="1"><text:bookmark-start text:name="__RefHeading___Toc947_2456760597"/>Appendix A: <text:span text:style-name="T40">Valid</text:span> Luftdaten value-types<text:bookmark-end text:name="__RefHeading___Toc947_2456760597"/></text:h>
      <text:p text:style-name="P36"/>
      <text:p text:style-name="P36">Source : <text:a xlink:type="simple" xlink:href="https://github.com/opendata-stuttgart/feinstaub-api/blob/master/feinstaub/sensors/models.py" text:style-name="Internet_20_link" text:visited-style-name="Visited_20_Internet_20_Link">https://github.com/opendata-stuttgart/feinstaub-api/blob/master/feinstaub/sensors/models.py</text:a> / SENSOR_TYPE_CHOICES </text:p>
      <text:p text:style-name="P36"/>
      <text:p text:style-name="P50"># ppd42ns P1 -&gt; 1µm / SDS011 P1 -&gt; 10µm</text:p>
      <text:p text:style-name="P50"><text:s/>('<text:span text:style-name="T4">P0</text:span>', '1µm particles'),</text:p>
      <text:p text:style-name="P50"><text:s/>('<text:span text:style-name="T4">P1</text:span>', '10µm particles'),</text:p>
      <text:p text:style-name="P50"><text:s/>('<text:span text:style-name="T4">P2</text:span>', '2.5µm particles'),</text:p>
      <text:p text:style-name="P50"><text:s/>('<text:span text:style-name="T4">durP1</text:span>', 'duration 1µm'),</text:p>
      <text:p text:style-name="P50"><text:s/>('<text:span text:style-name="T4">durP2</text:span>', 'duration 2.5µm'),</text:p>
      <text:p text:style-name="P50"><text:s/>('<text:span text:style-name="T4">ratioP1</text:span>', 'ratio 1µm in percent'),</text:p>
      <text:p text:style-name="P50"><text:s/>('<text:span text:style-name="T4">ratioP2</text:span>', 'ratio 2.5µm in percent'),</text:p>
      <text:p text:style-name="P50"><text:s/>('<text:span text:style-name="T4">samples</text:span>', 'samples'),</text:p>
      <text:p text:style-name="P50"><text:s/>('<text:span text:style-name="T4">min_micro</text:span>', 'min_micro'),</text:p>
      <text:p text:style-name="P50"><text:s/>('<text:span text:style-name="T4">max_micro</text:span>', 'max_micro'),</text:p>
      <text:p text:style-name="P50"/>
      <text:p text:style-name="P50"># sht10-sht15; dht11, dht22; bmp180, bme280</text:p>
      <text:p text:style-name="P50"><text:s/>('<text:span text:style-name="T4">temperature</text:span>', 'Temperature'),</text:p>
      <text:p text:style-name="P50"/>
      <text:p text:style-name="P50"># sht10-sht15; dht11, dht22, bme280</text:p>
      <text:p text:style-name="P50"><text:s/>('<text:span text:style-name="T4">humidity</text:span>', 'Humidity'),</text:p>
      <text:p text:style-name="P50"/>
      <text:p text:style-name="P50"># bmp180, bme280</text:p>
      <text:p text:style-name="P50"><text:s/>('<text:span text:style-name="T4">pressure</text:span>', 'Pa'),</text:p>
      <text:p text:style-name="P50"><text:s/>('<text:span text:style-name="T4">altitude</text:span>', 'meter'),</text:p>
      <text:p text:style-name="P50"><text:s/>('<text:span text:style-name="T4">pressure_sealevel</text:span>', 'Pa (sealevel)'),</text:p>
      <text:p text:style-name="P50"/>
      <text:p text:style-name="P50">#</text:p>
      <text:p text:style-name="P50"><text:s/>('<text:span text:style-name="T4">brightness</text:span>', 'Brightness'),</text:p>
      <text:p text:style-name="P50"/>
      <text:p text:style-name="P50"># gp2y10</text:p>
      <text:p text:style-name="P50"><text:s/>('<text:span text:style-name="T4">dust_density</text:span>', 'Dust density in mg/m3'),</text:p>
      <text:p text:style-name="P50"><text:s/>("<text:span text:style-name="T4">vo_raw</text:span>", 'Dust voltage raw'),</text:p>
      <text:p text:style-name="P50"><text:s/>("<text:span text:style-name="T4">voltage</text:span>", "Dust voltage calculated"),</text:p>
      <text:p text:style-name="P50"/>
      <text:p text:style-name="P50"># dsm501a</text:p>
      <text:p text:style-name="P50"><text:s/>('<text:span text:style-name="T4">P10</text:span>', '1µm particles'), <text:s text:c="2"/># identical to P1</text:p>
      <text:p text:style-name="P50"><text:s/>('<text:span text:style-name="T4">P25</text:span>', '2.5µm particles'), <text:s/># identical to P2</text:p>
      <text:p text:style-name="P50"><text:s/>('<text:span text:style-name="T4">durP10</text:span>', 'duration 1µm'),</text:p>
      <text:p text:style-name="P50"><text:s/>('<text:span text:style-name="T4">durP25</text:span>', 'duration 2.5µm'),</text:p>
      <text:p text:style-name="P50"><text:s/>('<text:span text:style-name="T4">ratioP10</text:span>', 'ratio 1µm in percent'),</text:p>
      <text:p text:style-name="P50"><text:s/>('<text:span text:style-name="T4">ratioP25</text:span>', 'ratio 2.5µm in percent'),</text:p>
      <text:p text:style-name="P50"/>
      <text:p text:style-name="P55"/>
      <text:p text:style-name="P50">##</text:p>
      <text:p text:style-name="P50"><text:s/>('<text:span text:style-name="T4">door_state</text:span>', 'door state (open/closed)'),</text:p>
      <text:p text:style-name="P50"/>
      <text:p text:style-name="P50">## gpssensor</text:p>
      <text:p text:style-name="P51"><text:s/>('<text:span text:style-name="T4">lat</text:span>', 'latitude'),</text:p>
      <text:p text:style-name="P50"><text:s/>('<text:span text:style-name="T4">lon</text:span>', 'longitude'),</text:p>
      <text:p text:style-name="P50"><text:s/>('<text:span text:style-name="T4">height</text:span>', 'height'),</text:p>
      <text:p text:style-name="P50"><text:s/>('<text:span text:style-name="T4">hdop</text:span>', 'horizontal dilusion of precision'),</text:p>
      <text:p text:style-name="P50"><text:s/>('<text:span text:style-name="T4">timestamp</text:span>', 'measured timestamp'),</text:p>
      <text:p text:style-name="P50"><text:s/>('<text:span text:style-name="T4">age</text:span>', 'measured age'),</text:p>
      <text:p text:style-name="P51"><text:s/>('<text:span text:style-name="T4">satelites</text:span>', 'number of satelites'),</text:p>
      <text:p text:style-name="P50"><text:s/>('<text:span text:style-name="T4">speed</text:span>', 'current speed over ground'),</text:p>
      <text:p text:style-name="P50"><text:s/>('<text:span text:style-name="T4">azimuth</text:span>', 'track angle'),</text:p>
      <text:p text:style-name="P50"/>
      <text:p text:style-name="P50">## noise sensor</text:p>
      <text:p text:style-name="P50"><text:s/>('<text:span text:style-name="T4">noise_L01</text:span>', 'Sound level L01'),</text:p>
      <text:p text:style-name="P50"><text:s/>('<text:span text:style-name="T4">noise_L95</text:span>', 'Sound level L95'),</text:p>
      <text:p text:style-name="P50"><text:s/>('<text:span text:style-name="T4">noise_Leq</text:span>', 'Sound level Leq'),</text:p>
      <text:p text:style-name="P50"/>
      <text:p text:style-name="P50"/>
      <text:p text:style-name="P50"/>
      <text:h text:style-name="P71" text:outline-level="1"><text:bookmark-start text:name="__RefHeading___Toc949_2456760597"/><text:span text:style-name="T28">Appendix B: </text:span>Errors <text:span text:style-name="T2">messages</text:span><text:bookmark-end text:name="__RefHeading___Toc949_2456760597"/></text:h>
      <text:p text:style-name="P23"/>
      <text:p text:style-name="P23">if you get :</text:p>
      <text:p text:style-name="P23"/>
      <text:p text:style-name="P23">/usr/local/bin/mosquitto_sub: /usr/lib/x86_64-linux-gnu/libmosquitto.so.1: version `MOSQ_1.5' not found (required by /usr/local/bin/mosquitto_sub)</text:p>
      <text:p text:style-name="P23">/usr/local/bin/mosquitto_sub: /usr/lib/x86_64-linux-gnu/libmosquitto.so.1: version `MOSQ_1.6' not found (required by /usr/local/bin/mosquitto_sub)check :</text:p>
      <text:p text:style-name="P24"/>
      <text:p text:style-name="P24"><text:span text:style-name="T68">Check </text:span>etc/ld.so.conf</text:p>
      <text:p text:style-name="P3"><text:span text:style-name="T14">and </text:span><text:span text:style-name="T13">run : </text:span><text:span text:style-name="Source_20_Text"><text:span text:style-name="T13">sudo /sbin/ldconfig</text:span></text:span></text:p>
      <text:p text:style-name="P2"><text:span text:style-name="Source_20_Text"><text:span text:style-name="T13"/></text:span></text:p>
      <text:h text:style-name="Heading_20_1" text:outline-level="1"><text:bookmark-start text:name="__RefHeading___Toc951_2456760597"/><text:span text:style-name="Source_20_Text"><text:span text:style-name="T31">Appendix </text:span></text:span><text:span text:style-name="Source_20_Text"><text:span text:style-name="T32">C: </text:span></text:span><text:span text:style-name="Source_20_Text"><text:span text:style-name="T31"><text:s/>mosquitto_sub output </text:span></text:span><text:span text:style-name="Source_20_Text"><text:span text:style-name="T33">example</text:span></text:span><text:bookmark-end text:name="__RefHeading___Toc951_2456760597"/></text:h>
      <text:p text:style-name="P2"><text:span text:style-name="Source_20_Text"><text:span text:style-name="T13"/></text:span></text:p>
      <text:p text:style-name="P53"><text:span text:style-name="Source_20_Text"><text:span text:style-name="T34">Command like :</text:span></text:span></text:p>
      <text:p text:style-name="Standard"><text:span text:style-name="Source_20_Text"><text:span text:style-name="T29">/usr/local/bin/mosquitto_sub -h 'api.allthingstalk.io' -t 'device/HT</text:span></text:span><text:span text:style-name="Source_20_Text"><text:span text:style-name="T30">LW</text:span></text:span><text:span text:style-name="Source_20_Text"><text:span text:style-name="T29">s9Y7</text:span></text:span><text:span text:style-name="Source_20_Text"><text:span text:style-name="T30">5</text:span></text:span><text:span text:style-name="Source_20_Text"><text:span text:style-name="T29">7XSoNgRQwdErcs0N/asset/+/feed' -u 'vodafone:</text:span></text:span><text:span text:style-name="Source_20_Text"><text:span text:style-name="T30">3</text:span></text:span><text:span text:style-name="Source_20_Text"><text:span text:style-name="T29">T</text:span></text:span><text:span text:style-name="Source_20_Text"><text:span text:style-name="T30">Q</text:span></text:span><text:span text:style-name="Source_20_Text"><text:span text:style-name="T29">T</text:span></text:span><text:span text:style-name="Source_20_Text"><text:span text:style-name="T30">N</text:span></text:span><text:span text:style-name="Source_20_Text"><text:span text:style-name="T29">z</text:span></text:span><text:span text:style-name="Source_20_Text"><text:span text:style-name="T30">4</text:span></text:span><text:span text:style-name="Source_20_Text"><text:span text:style-name="T29">netSCG0lqFxJ1</text:span></text:span><text:span text:style-name="Source_20_Text"><text:span text:style-name="T30">Uh</text:span></text:span><text:span text:style-name="Source_20_Text"><text:span text:style-name="T29">OIzuX32z8cU9Ej5im1' -P 'bfnbayv9' -v</text:span></text:span></text:p>
      <text:p text:style-name="Standard"><text:span text:style-name="Source_20_Text"><text:span text:style-name="T29"/></text:span></text:p>
      <text:p text:style-name="Standard"><text:span text:style-name="Source_20_Text"><text:span text:style-name="T35">output like :</text:span></text:span></text:p>
      <text:p text:style-name="P49"><text:span text:style-name="Source_20_Text"><text:span text:style-name="T29">device/HT</text:span></text:span><text:span text:style-name="Source_20_Text"><text:span text:style-name="T30">LW</text:span></text:span><text:span text:style-name="Source_20_Text"><text:span text:style-name="T29">s9Y7</text:span></text:span><text:span text:style-name="Source_20_Text"><text:span text:style-name="T30">5</text:span></text:span><text:span text:style-name="Source_20_Text"><text:span text:style-name="T29">7XSoNgRQwdErcs0N/asset/ID/feed {"at":"2020-05-24T18:29:22.56146Z","value":"1A76"}</text:span></text:span></text:p>
      <text:p text:style-name="P49"><text:span text:style-name="Source_20_Text"><text:span text:style-name="T29">device/HT</text:span></text:span><text:span text:style-name="Source_20_Text"><text:span text:style-name="T30">LW</text:span></text:span><text:span text:style-name="Source_20_Text"><text:span text:style-name="T29">s9Y7</text:span></text:span><text:span text:style-name="Source_20_Text"><text:span text:style-name="T30">5</text:span></text:span><text:span text:style-name="Source_20_Text"><text:span text:style-name="T29">7XSoNgRQwdErcs0N/asset/M1/feed {"at":"2020-05-24T18:29:22.561478Z","value":12.65}</text:span></text:span></text:p>
      <text:p text:style-name="P49"><text:span text:style-name="Source_20_Text"><text:span text:style-name="T29">device/HT</text:span></text:span><text:span text:style-name="Source_20_Text"><text:span text:style-name="T30">LW</text:span></text:span><text:span text:style-name="Source_20_Text"><text:span text:style-name="T29">s9Y7</text:span></text:span><text:span text:style-name="Source_20_Text"><text:span text:style-name="T30">5</text:span></text:span><text:span text:style-name="Source_20_Text"><text:span text:style-name="T29">7XSoNgRQwdErcs0N/asset/M2/feed {"at":"2020-05-24T18:29:22.561484Z","value":13.16}</text:span></text:span></text:p>
      <text:p text:style-name="P49"><text:span text:style-name="Source_20_Text"><text:span text:style-name="T29">device/HT</text:span></text:span><text:span text:style-name="Source_20_Text"><text:span text:style-name="T30">LW</text:span></text:span><text:span text:style-name="Source_20_Text"><text:span text:style-name="T29">s9Y7</text:span></text:span><text:span text:style-name="Source_20_Text"><text:span text:style-name="T30">5</text:span></text:span><text:span text:style-name="Source_20_Text"><text:span text:style-name="T29">7XSoNgRQwdErcs0N/asset/M10/feed {"at":"2020-05-24T18:29:22.561486Z","value":13.16}</text:span></text:span></text:p>
      <text:p text:style-name="Standard"><text:span text:style-name="Source_20_Text"><text:span text:style-name="T29"/></text:span></text:p>
      <text:p text:style-name="P49"><text:span text:style-name="Source_20_Text"><text:span text:style-name="T29">device/HT</text:span></text:span><text:span text:style-name="Source_20_Text"><text:span text:style-name="T30">LW</text:span></text:span><text:span text:style-name="Source_20_Text"><text:span text:style-name="T29">s9Y7</text:span></text:span><text:span text:style-name="Source_20_Text"><text:span text:style-name="T30">5</text:span></text:span><text:span text:style-name="Source_20_Text"><text:span text:style-name="T29">7XSoNgRQwdErcs0N/asset/ID/feed {"at":"2020-05-24T18:30:25.246969Z","value":"1A76"}</text:span></text:span></text:p>
      <text:p text:style-name="P49"><text:span text:style-name="Source_20_Text"><text:span text:style-name="T29">device/HT</text:span></text:span><text:span text:style-name="Source_20_Text"><text:span text:style-name="T30">LW</text:span></text:span><text:span text:style-name="Source_20_Text"><text:span text:style-name="T29">s9Y7</text:span></text:span><text:span text:style-name="Source_20_Text"><text:span text:style-name="T30">5</text:span></text:span><text:span text:style-name="Source_20_Text"><text:span text:style-name="T29">7XSoNgRQwdErcs0N/asset/M1/feed {"at":"2020-05-24T18:30:25.246982Z","value":12.11}</text:span></text:span></text:p>
      <text:p text:style-name="P49"><text:span text:style-name="Source_20_Text"><text:span text:style-name="T29">device/HT</text:span></text:span><text:span text:style-name="Source_20_Text"><text:span text:style-name="T30">LW</text:span></text:span><text:span text:style-name="Source_20_Text"><text:span text:style-name="T29">s9Y7</text:span></text:span><text:span text:style-name="Source_20_Text"><text:span text:style-name="T30">5</text:span></text:span><text:span text:style-name="Source_20_Text"><text:span text:style-name="T29">7XSoNgRQwdErcs0N/asset/M2/feed {"at":"2020-05-24T18:30:25.246986Z","value":12.64}</text:span></text:span></text:p>
      <text:p text:style-name="P49"><text:span text:style-name="Source_20_Text"><text:span text:style-name="T29">device/HT</text:span></text:span><text:span text:style-name="Source_20_Text"><text:span text:style-name="T30">LW</text:span></text:span><text:span text:style-name="Source_20_Text"><text:span text:style-name="T29">s9Y7</text:span></text:span><text:span text:style-name="Source_20_Text"><text:span text:style-name="T30">5</text:span></text:span><text:span text:style-name="Source_20_Text"><text:span text:style-name="T29">7XSoNgRQwdErcs0N/asset/M10/feed {"at":"2020-05-24T18:30:25.246988Z","value":12.69}</text:span></text:span></text:p>
      <text:p text:style-name="Standard"><text:span text:style-name="Source_20_Text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8fda0" officeooo:paragraph-rsid="0048fda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TT forwarder<text:tab/>page <text:page-number text:select-page="current">2</text:page-number><text:s/>of<text:page-count>12</text:page-count><text:tab/>Version 1.0 / June 2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6:12:01.352228623</meta:creation-date>
    <dc:date>2020-06-11T21:58:08.659950340</dc:date>
    <meta:editing-duration>PT12H2M14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12" meta:paragraph-count="235" meta:word-count="2342" meta:character-count="15898" meta:non-whitespace-character-count="13687"/>
  </office:meta>
</office:document-meta>
</file>